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50000014D30E0648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87cm" svg:height="2.418cm" svg:x="3.013cm" svg:y="3.8cm">
          <draw:image xlink:href="Pictures/10000001000002250000014D30E0648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ios Kolliniatis</meta:initial-creator>
    <meta:creation-date>2025-02-08T13:57:29.775238632</meta:creation-date>
    <dc:date>2025-02-08T14:03:55.870707078</dc:date>
    <dc:creator>Georgios Kolliniatis</dc:creator>
    <meta:editing-duration>PT6M27S</meta:editing-duration>
    <meta:editing-cycles>1</meta:editing-cycles>
    <meta:document-statistic meta:object-count="1"/>
    <meta:generator>LibreOffice/24.2.7.2$Linux_X86_64 LibreOffice_project/420$Build-2</meta:generator>
  </office:meta>
</office:document-meta>
</file>